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1" draw:layer="layout" svg:width="2cm" svg:height="2cm" svg:x="3.1cm" svg:y="1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099cm" svg:y1="2.097cm" svg:x2="3.1cm" svg:y2="2.1cm">
          <text:p/>
        </draw:line>
        <draw:line draw:style-name="gr2" draw:text-style-name="P3" draw:layer="layout" svg:x1="5.1cm" svg:y1="2.1cm" svg:x2="10.1cm" svg:y2="2.1cm">
          <text:p/>
        </draw:line>
        <draw:line draw:style-name="gr2" draw:text-style-name="P3" draw:layer="layout" svg:x1="12.1cm" svg:y1="2.1cm" svg:x2="15.899cm" svg:y2="2.098cm">
          <text:p/>
        </draw:line>
        <draw:custom-shape draw:style-name="gr3" draw:text-style-name="P1" draw:layer="layout" svg:width="6cm" svg:height="3.301cm" svg:x="1.1cm" svg:y="0.099cm">
          <text:p text:style-name="P4"><text:span text:style-name="T1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001cm" svg:height="3.301cm" svg:x="8.1cm" svg:y="0.099cm">
          <text:p text:style-name="P4"><text:span text:style-name="T1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2cm" svg:x="10.101cm" svg:y="1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s(t)§svg§600§TRUE§</svg:desc>
          <draw:path draw:style-name="gr5" draw:text-style-name="P5" draw:layer="layout" svg:width="0.155cm" svg:height="0.189cm" svg:x="0.2cm" svg:y="1.682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5" draw:text-style-name="P5" draw:layer="layout" svg:width="0.096cm" svg:height="0.418cm" svg:x="0.418cm" svg:y="1.553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0.549cm" svg:y="1.604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5" draw:text-style-name="P5" draw:layer="layout" svg:width="0.096cm" svg:height="0.418cm" svg:x="0.715cm" svg:y="1.553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u(t)§svg§600§TRUE§</svg:desc>
          <draw:path draw:style-name="gr5" draw:text-style-name="P5" draw:layer="layout" svg:width="0.216cm" svg:height="0.189cm" svg:x="7.252cm" svg:y="1.683cm" svg:viewBox="0 0 217 190" svg:d="M217 126c0-5-5-5-6-5-4 0-4 1-5 7-6 24-14 53-32 53-9 0-13-6-13-19 0-10 6-29 8-45 4-15 8-30 12-45 1-6 6-22 7-29 3-9 6-25 6-27 0-8-6-12-12-12-2 0-13 1-15 15-11 42-22 84-33 126 0 2-17 36-48 36-21 0-25-19-25-35 0-24 11-56 22-85 6-13 7-19 7-27 0-18-13-34-34-34-40 0-56 61-56 65 0 3 4 2 6 3 4 0 4-1 6-7 11-37 26-53 43-53 4 0 10 2 10 15 0 9-4 23-7 28-16 42-24 68-24 88 0 41 28 51 51 51 28 0 43-19 50-28 5 16 20 28 38 28 14 0 24-9 31-24 7-14 9-27 13-40z">
            <text:p/>
          </draw:path>
          <draw:path draw:style-name="gr5" draw:text-style-name="P5" draw:layer="layout" svg:width="0.096cm" svg:height="0.418cm" svg:x="7.523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7.653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3-20 10-41 20-83 31-124 13 0 26 0 39 0 9 0 13 0 13-9z">
            <text:p/>
          </draw:path>
          <draw:path draw:style-name="gr5" draw:text-style-name="P5" draw:layer="layout" svg:width="0.096cm" svg:height="0.418cm" svg:x="7.82cm" svg:y="1.554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(t)§svg§600§TRUE§</svg:desc>
          <draw:path draw:style-name="gr5" draw:text-style-name="P5" draw:layer="layout" svg:width="0.193cm" svg:height="0.271cm" svg:x="14.2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5" draw:text-style-name="P5" draw:layer="layout" svg:width="0.096cm" svg:height="0.418cm" svg:x="14.4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14.5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5" draw:text-style-name="P5" draw:layer="layout" svg:width="0.096cm" svg:height="0.418cm" svg:x="14.7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G_{y}(j\omega)§svg§600§TRUE§</svg:desc>
          <draw:path draw:style-name="gr5" draw:text-style-name="P5" draw:layer="layout" svg:width="0.298cm" svg:height="0.305cm" svg:x="3.483cm" svg:y="1.908cm" svg:viewBox="0 0 299 306" svg:d="M299 5c0-1-2-5-5-5-1 0-1 1-6 5-10 11-20 21-30 32-4-5-23-37-70-37-93 0-188 93-188 191 0 67 47 115 115 115 18 0 37-4 52-10 21-8 30-18 37-26 3 10 14 26 19 26 2 0 2-1 2-1 2-1 5-18 8-27 2-10 5-21 8-32 1-7 4-14 5-22 5-17 6-19 30-20 1 0 6 0 6-8 0-3-1-4-5-4-10 0-35 1-44 1-20 0-40 0-59-1-4 0-10 0-10 9 0 3 4 3 13 3 8 1 12 0 23 1 11 2 12 3 12 9 0 3-3 22-8 38-12 46-66 50-82 50-39 0-84-24-84-87 0-13 4-83 48-138 23-29 64-54 106-54 43 0 67 33 67 82 0 16-1 17-1 21s5 4 7 4c5 0 5-1 7-9 9-35 18-71 27-106z">
            <text:p/>
          </draw:path>
          <draw:path draw:style-name="gr5" draw:text-style-name="P5" draw:layer="layout" svg:width="0.15cm" svg:height="0.188cm" svg:x="3.807cm" svg:y="2.179cm" svg:viewBox="0 0 151 189" svg:d="M151 12c0-6-5-10-9-10s-10 2-12 8c-2 1-4 10-5 16-3 9-5 17-7 26-4 15-8 31-11 46-13 9-13 25-37 25-20 0-20-19-20-24 0-15 6-34 16-57 4-8 5-12 5-18 0-13-12-24-28-24-30 0-43 40-43 44s4 4 5 4c3 0 5-1 5-5 7-24 20-36 32-36 5 0 7 4 7 11s-2 13-3 17c-15 36-18 46-18 60 0 4 0 19 12 28 8 8 21 9 28 9 12 0 23-4 33-13-4 16-7 28-19 43-9 9-20 19-35 19-3 0-17 0-23-10 16-2 10-11 16-16 0-9-9-11-11-11-7 0-17 6-17 19 0 16 13 26 35 26 30 0 66-22 74-60 10-37 19-74 29-111 1-4 1-5 1-6z">
            <text:p/>
          </draw:path>
          <draw:path draw:style-name="gr5" draw:text-style-name="P5" draw:layer="layout" svg:width="0.096cm" svg:height="0.417cm" svg:x="4.03cm" svg:y="1.89cm" svg:viewBox="0 0 97 418" svg:d="M97 415c0-2-1-3-2-4-43-32-73-117-73-185 0-11 0-23 0-34 0-67 30-151 73-185 1 0 2-1 2-2 0-3-2-5-5-5-1 0-1 1-2 1-47 35-90 119-90 191 0 11 0 23 0 34 0 72 43 156 90 191 1 1 1 1 2 1 3 0 5-2 5-3z">
            <text:p/>
          </draw:path>
          <draw:path draw:style-name="gr5" draw:text-style-name="P5" draw:layer="layout" svg:width="0.172cm" svg:height="0.362cm" svg:x="4.145cm" svg:y="1.927cm" svg:viewBox="0 0 173 363" svg:d="M173 14c0-7-6-14-16-14-9 0-23 10-23 22 0 8 6 15 16 15 12 0 23-11 23-23zM157 131c0-24-18-40-38-40-43 0-67 61-67 65 0 5 3 3 4 5 4 0 5 0 8-9 10-26 30-51 54-51 6 0 13 2 13 19 0 9-1 14-4 21-13 53-26 105-39 157-8 32-28 55-52 55-2 0-8 0-16-3 12-3 18-13 18-22 0-7-4-15-15-15s-23 9-23 24c0 16 17 26 37 26 30 0 69-22 79-63 13-52 26-103 39-154 2-8 2-14 2-15z">
            <text:p/>
          </draw:path>
          <draw:path draw:style-name="gr5" draw:text-style-name="P5" draw:layer="layout" svg:width="0.248cm" svg:height="0.19cm" svg:x="4.334cm" svg:y="2.018cm" svg:viewBox="0 0 249 191" svg:d="M249 30c0-11-2-20-8-25-2-4-6-5-10-5s-10 2-15 7c-4 5-5 9-5 13 0 5 1 9 4 11 10 10 16 23 16 37 0 5-1 11-2 16-10 38-34 77-67 77-23 0-37-16-41-39 5-11 10-24 12-36 1-5 3-8 3-12 0-6-3-10-9-10-8 0-12 10-14 20-4 13-5 25-5 37-14 23-35 40-58 40-26 0-37-22-37-48 0-9 1-18 4-27 6-26 21-49 37-72 1-1 2-3 2-4 0-3-1-5-3-6-1-2-3-2-4-2-2 0-6 2-8 4-17 24-28 52-34 78-5 15-7 32-7 47 0 33 13 60 44 60 27 0 50-18 65-45 5 27 19 45 48 45 43 0 70-54 83-105 5-19 9-39 9-56z">
            <text:p/>
          </draw:path>
          <draw:path draw:style-name="gr5" draw:text-style-name="P5" draw:layer="layout" svg:width="0.096cm" svg:height="0.417cm" svg:x="4.62cm" svg:y="1.89cm" svg:viewBox="0 0 97 418" svg:d="M97 226c0-11 0-23 0-34 0-72-44-156-91-191-1 0-1-1-2-1-3 0-4 2-4 5 0 1 0 2 1 2 45 34 73 118 73 185 0 11 0 23 0 34 0 68-28 153-73 185-1 1-1 2-1 4 0 1 1 3 4 3 1 0 2 0 2-1 47-35 91-119 91-191z">
            <text:p/>
          </draw:path>
        </draw:g>
        <draw:g>
          <svg:title>TexMaths</svg:title>
          <svg:desc>12§display§f_{y}(x)§svg§600§TRUE§</svg:desc>
          <draw:path draw:style-name="gr5" draw:text-style-name="P5" draw:layer="layout" svg:width="0.209cm" svg:height="0.381cm" svg:x="10.649cm" svg:y="1.908cm" svg:viewBox="0 0 210 382" svg:d="M210 29c0-19-19-29-37-29-14 0-41 8-53 49-2 10-4 13-14 66-10 0-20 0-29 0s-12 0-12 8c0 5 3 5 11 5 9 0 19 0 28 0-10 56-21 111-32 167-7 39-14 78-36 78-2 0-13 0-20-8 19-1 22-16 22-22 0-10-7-15-15-15-11 0-23 10-23 25 0 20 18 29 36 29 23 0 40-25 47-41 14-26 24-76 24-80 8-44 17-88 25-133 12 0 24 0 36 0 8 0 13 0 13-8 0-5-5-5-12-5-12 0-23 0-35 0 5-24 5-23 10-48 1-8 7-38 9-43 4-8 11-14 20-14 2 0 13 0 21 7-19 2-23 17-23 23 0 9 8 14 16 14 11 0 23-8 23-25z">
            <text:p/>
          </draw:path>
          <draw:path draw:style-name="gr5" draw:text-style-name="P5" draw:layer="layout" svg:width="0.15cm" svg:height="0.188cm" svg:x="10.847cm" svg:y="2.179cm" svg:viewBox="0 0 151 189" svg:d="M151 12c0-6-5-10-10-10-3 0-9 2-12 8-1 1-3 10-4 16-2 9-4 17-6 26-4 15-8 31-12 46-12 9-13 25-36 25-21 0-21-19-21-24 0-15 6-34 16-57 4-8 5-12 5-18 0-13-12-24-28-24-30 0-43 40-43 44s4 4 5 4c3 0 5-1 5-5 8-24 20-36 32-36 5 0 7 4 7 11s-2 13-3 17c-15 36-18 46-18 60 0 4 0 19 12 28 9 8 21 9 30 9 10 0 21-4 31-13-4 16-7 28-19 43-8 9-20 19-35 19-3 0-17 0-23-10 16-2 10-11 16-16 0-9-9-11-11-11-7 0-17 6-17 19 0 16 13 26 35 26 30 0 66-22 75-60 9-37 19-74 28-111 1-4 1-5 1-6z">
            <text:p/>
          </draw:path>
          <draw:path draw:style-name="gr5" draw:text-style-name="P5" draw:layer="layout" svg:width="0.096cm" svg:height="0.417cm" svg:x="11.07cm" svg:y="1.89cm" svg:viewBox="0 0 97 418" svg:d="M97 415c0-2-1-3-2-4-43-32-72-117-72-185 0-11 0-23 0-34 0-67 29-151 72-185 1 0 2-1 2-2 0-3-2-5-5-5 0 0-1 1-2 1-46 35-90 119-90 191 0 11 0 23 0 34 0 72 44 156 90 191 1 1 2 1 2 1 3 0 5-2 5-3z">
            <text:p/>
          </draw:path>
          <draw:path draw:style-name="gr5" draw:text-style-name="P5" draw:layer="layout" svg:width="0.209cm" svg:height="0.19cm" svg:x="11.203cm" svg:y="2.018cm" svg:viewBox="0 0 210 191" svg:d="M210 29c0-23-25-29-40-29-24 0-38 23-44 32-10-27-32-32-46-32-43 0-67 55-67 65 0 4 3 3 5 4 4 0 5-1 6-4 14-45 42-55 56-55 8 0 23 3 23 28 0 12-7 41-23 100-7 26-21 43-40 43-3 0-12 0-21-5 11-2 19-11 19-23s-8-14-15-14c-12 0-23 11-23 24 0 19 22 28 40 28 27 0 43-29 44-33 5 16 20 33 45 33 44 0 68-54 68-65 0-4-4-4-5-4-4 0-5 1-6 5-13 44-42 54-57 54s-22-13-22-28c0-8 2-18 7-37s10-38 14-57c3-11 12-49 42-49 3 0 12 0 21 6-11 1-20 12-20 22 0 6 4 15 16 15 10 0 23-7 23-24z">
            <text:p/>
          </draw:path>
          <draw:path draw:style-name="gr5" draw:text-style-name="P5" draw:layer="layout" svg:width="0.096cm" svg:height="0.417cm" svg:x="11.456cm" svg:y="1.89cm" svg:viewBox="0 0 97 418" svg:d="M97 226c0-11 0-23 0-34 0-72-44-156-91-191-1 0-1-1-2-1-3 0-4 2-4 5 0 1 0 2 1 2 45 34 73 118 73 185 0 11 0 23 0 34 0 68-28 153-73 185-1 1-1 2-1 4 0 1 1 3 4 3 1 0 2 0 2-1 47-35 91-119 91-191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3:25.553339142</dc:date>
    <dc:creator>Łukasz Dróżdż</dc:creator>
    <meta:editing-duration>PT2H30M42S</meta:editing-duration>
    <meta:editing-cycles>35</meta:editing-cycles>
    <meta:generator>LibreOffice/7.5.5.2$Linux_X86_64 LibreOffice_project/50$Build-2</meta:generator>
    <meta:document-statistic meta:object-count="55"/>
  </office:meta>
</office:document-meta>
</file>